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officeooo:rsid="000a5ff7" officeooo:paragraph-rsid="000bf719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a5ff7" officeooo:paragraph-rsid="000bf719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0a5ff7" officeooo:paragraph-rsid="000bf719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0a5ff7" officeooo:paragraph-rsid="000d2012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0d2012" officeooo:paragraph-rsid="000d2012" style:font-size-asian="17.5pt" style:font-size-complex="20pt"/>
    </style:style>
    <style:style style:name="T1" style:family="text">
      <style:text-properties officeooo:rsid="000d20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ASSIGNMENT-3</text:p>
      <text:p text:style-name="P1"/>
      <text:p text:style-name="P4"><text:span text:style-name="T1">Q.1)</text:span></text:p>
      <text:p text:style-name="P5">DOES ANSII RECOGNIZE THE DATA TYPE DATE?</text:p>
      <text:p text:style-name="P4"><text:span text:style-name="T1">ANSWER:-</text:span>NO</text:p>
      <text:p text:style-name="P4"/>
      <text:p text:style-name="P4"/>
      <text:p text:style-name="P5">Q.2)</text:p>
      <text:p text:style-name="P5">WHICH SUBDIVISION OF SQL IS USED TO INSERT VALUES IN TABLES?</text:p>
      <text:p text:style-name="P4"><text:span text:style-name="T1">ANSWER:--</text:span></text:p>
      <text:p text:style-name="P4">DML (DATA MANIPULATION LANGUAGE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51:32.308555726</meta:creation-date>
    <dc:date>2023-09-11T15:30:08.953986960</dc:date>
    <meta:editing-duration>PT2M3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28" meta:character-count="175" meta:non-whitespace-character-count="155"/>
  </office:meta>
</office:document-meta>
</file>